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/>
    <style:font-face style:name="Mangal1" svg:font-family="Mangal"/>
    <style:font-face style:name="OpenSymbol" svg:font-family="OpenSymbol"/>
    <style:font-face style:name="Times New Roman1" svg:font-family="'Times New Roman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font-variant="normal" fo:text-transform="none" fo:color="#000000" style:font-name="arial" fo:font-size="9.7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fo:text-align="center" style:justify-single-word="false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bold"/>
    </style:style>
    <style:style style:name="P3" style:family="paragraph" style:parent-style-name="Text_20_body">
      <style:paragraph-properties fo:margin-left="2.54cm" fo:margin-right="0cm" fo:orphans="2" fo:widows="2" fo:text-indent="0cm" style:auto-text-indent="false"/>
      <style:text-properties fo:font-variant="normal" fo:text-transform="none" fo:color="#000000" style:font-name="arial" fo:font-size="9.75pt" fo:letter-spacing="normal" fo:font-style="normal" fo:font-weight="normal"/>
    </style:style>
    <style:style style:name="P4" style:family="paragraph" style:parent-style-name="Text_20_body" style:list-style-name="L1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/>
    </style:style>
    <style:style style:name="P5" style:family="paragraph" style:parent-style-name="Text_20_body" style:list-style-name="L5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/>
    </style:style>
    <style:style style:name="P6" style:family="paragraph" style:parent-style-name="Text_20_body" style:list-style-name="L7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/>
    </style:style>
    <style:style style:name="P7" style:family="paragraph" style:parent-style-name="Text_20_body" style:list-style-name="L1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000000" style:font-name="arial" fo:font-size="9.75pt" fo:letter-spacing="normal" fo:font-style="normal" fo:font-weight="normal"/>
    </style:style>
    <style:style style:name="P8" style:family="paragraph" style:parent-style-name="Text_20_body" style:list-style-name="L7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000000" style:font-name="arial" fo:font-size="9.75pt" fo:letter-spacing="normal" fo:font-style="normal" fo:font-weight="normal"/>
    </style:style>
    <style:style style:name="P9" style:family="paragraph" style:parent-style-name="Text_20_body" style:list-style-name="L7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ff0000" style:font-name="arial" fo:font-size="9.75pt" fo:letter-spacing="normal" fo:font-style="normal" fo:font-weight="normal"/>
    </style:style>
    <style:style style:name="P10" style:family="paragraph" style:parent-style-name="Text_20_body" style:list-style-name="L2">
      <style:paragraph-properties fo:margin-left="0.397cm" fo:margin-right="0cm" fo:margin-top="0cm" fo:margin-bottom="0cm" fo:orphans="2" fo:widows="2" fo:text-indent="0cm" style:auto-text-indent="false"/>
    </style:style>
    <style:style style:name="P11" style:family="paragraph" style:parent-style-name="Text_20_body" style:list-style-name="L3">
      <style:paragraph-properties fo:margin-left="0.397cm" fo:margin-right="0cm" fo:margin-top="0cm" fo:margin-bottom="0cm" fo:orphans="2" fo:widows="2" fo:text-indent="0cm" style:auto-text-indent="false"/>
    </style:style>
    <style:style style:name="P12" style:family="paragraph" style:parent-style-name="Text_20_body" style:list-style-name="L4">
      <style:paragraph-properties fo:margin-left="0.397cm" fo:margin-right="0cm" fo:margin-top="0cm" fo:margin-bottom="0cm" fo:orphans="2" fo:widows="2" fo:text-indent="0cm" style:auto-text-indent="false"/>
    </style:style>
    <style:style style:name="P13" style:family="paragraph" style:parent-style-name="Text_20_body" style:list-style-name="L7">
      <style:paragraph-properties fo:margin-left="0.397cm" fo:margin-right="0cm" fo:margin-top="0cm" fo:margin-bottom="0cm" fo:orphans="2" fo:widows="2" fo:text-indent="0cm" style:auto-text-indent="false"/>
    </style:style>
    <style:style style:name="P14" style:family="paragraph" style:parent-style-name="Text_20_body" style:list-style-name="L1">
      <style:paragraph-properties fo:margin-left="0.397cm" fo:margin-right="0cm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/>
    </style:style>
    <style:style style:name="P15" style:family="paragraph" style:parent-style-name="Text_20_body" style:list-style-name="L5">
      <style:paragraph-properties fo:margin-left="0.397cm" fo:margin-right="0cm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/>
    </style:style>
    <style:style style:name="P16" style:family="paragraph" style:parent-style-name="Text_20_body" style:list-style-name="L3">
      <style:paragraph-properties fo:margin-left="0.397cm" fo:margin-right="0cm" fo:orphans="2" fo:widows="2" fo:text-indent="0cm" style:auto-text-indent="false"/>
      <style:text-properties fo:font-variant="normal" fo:text-transform="none" fo:color="#ff0000" style:font-name="arial" fo:font-size="9.75pt" fo:letter-spacing="normal" fo:font-style="normal" fo:font-weight="normal"/>
    </style:style>
    <style:style style:name="P17" style:family="paragraph" style:parent-style-name="Text_20_body">
      <style:paragraph-properties fo:margin-left="0.397cm" fo:margin-right="0cm" fo:orphans="2" fo:widows="2" fo:text-indent="0cm" style:auto-text-indent="false"/>
    </style:style>
    <style:style style:name="P18" style:family="paragraph" style:parent-style-name="Text_20_body" style:list-style-name="L2">
      <style:paragraph-properties fo:margin-left="0.397cm" fo:margin-right="0cm" fo:orphans="2" fo:widows="2" fo:text-indent="0cm" style:auto-text-indent="false"/>
    </style:style>
    <style:style style:name="P19" style:family="paragraph" style:parent-style-name="Text_20_body" style:list-style-name="L4">
      <style:paragraph-properties fo:margin-left="0.397cm" fo:margin-right="0cm" fo:orphans="2" fo:widows="2" fo:text-indent="0cm" style:auto-text-indent="false"/>
    </style:style>
    <style:style style:name="P20" style:family="paragraph" style:parent-style-name="Text_20_body" style:list-style-name="L6">
      <style:paragraph-properties fo:margin-left="0.397cm" fo:margin-right="0cm" fo:orphans="2" fo:widows="2" fo:text-indent="0cm" style:auto-text-indent="false"/>
    </style:style>
    <style:style style:name="P21" style:family="paragraph" style:parent-style-name="Text_20_body" style:list-style-name="L7">
      <style:paragraph-properties fo:margin-left="0.397cm" fo:margin-right="0cm" fo:orphans="2" fo:widows="2" fo:text-indent="0cm" style:auto-text-indent="false"/>
    </style:style>
    <style:style style:name="P22" style:family="paragraph" style:parent-style-name="Text_20_body">
      <style:paragraph-properties fo:margin-left="0.397cm" fo:margin-right="0cm" fo:orphans="2" fo:widows="2" fo:text-indent="0cm" style:auto-text-indent="false"/>
      <style:text-properties fo:background-color="#ffff00"/>
    </style:style>
    <style:style style:name="T1" style:family="text">
      <style:text-properties style:font-name="Courier New" fo:font-size="10.5pt"/>
    </style:style>
    <style:style style:name="T2" style:family="text">
      <style:text-properties fo:font-size="10.5pt"/>
    </style:style>
    <style:style style:name="T3" style:family="text">
      <style:text-properties fo:font-size="10.5pt" fo:language="en" fo:country="US"/>
    </style:style>
    <style:style style:name="T4" style:family="text">
      <style:text-properties fo:font-size="10.5pt" fo:font-style="italic"/>
    </style:style>
    <style:style style:name="T5" style:family="text">
      <style:text-properties fo:color="#000000" fo:font-size="10.5pt"/>
    </style:style>
    <style:style style:name="T6" style:family="text">
      <style:text-properties fo:color="#000000" fo:font-size="10.5pt" fo:language="en" fo:country="US"/>
    </style:style>
    <style:style style:name="T7" style:family="text">
      <style:text-properties fo:font-variant="normal" fo:text-transform="none" fo:color="#000000" style:text-line-through-style="none" style:font-name="arial" fo:font-size="10.5pt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9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10" style:family="text">
      <style:text-properties fo:font-variant="normal" fo:text-transform="none" fo:color="#ff0000" style:font-name="arial" fo:font-size="10.5pt" fo:letter-spacing="normal" fo:font-style="italic" fo:font-weight="normal"/>
    </style:style>
    <style:style style:name="T11" style:family="text">
      <style:text-properties fo:color="#ff0000"/>
    </style:style>
    <style:style style:name="T12" style:family="text">
      <style:text-properties fo:color="#ff0000" fo:font-size="10.5pt" fo:font-style="italic"/>
    </style:style>
    <style:style style:name="T13" style:family="text">
      <style:text-properties fo:color="#ff0000" fo:font-size="10.5pt" fo:language="en" fo:country="US" fo:font-style="italic"/>
    </style:style>
    <text:list-style style:name="L1">
      <text:list-level-style-bullet text:level="1" text:style-name="Bullet_20_Symbols" style:num-suffix="." text:bullet-char="">
        <style:list-level-properties text:space-before="0.748cm" text:min-label-width="0.499cm"/>
      </text:list-level-style-bullet>
      <text:list-level-style-bullet text:level="2" text:style-name="Bullet_20_Symbols" style:num-suffix="." text:bullet-char="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">
        <style:list-level-properties text:space-before="0.748cm" text:min-label-width="0.499cm"/>
      </text:list-level-style-bullet>
      <text:list-level-style-bullet text:level="2" text:style-name="Bullet_20_Symbols" style:num-suffix="." text:bullet-char="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">
        <style:list-level-properties text:space-before="0.748cm" text:min-label-width="0.499cm"/>
      </text:list-level-style-bullet>
      <text:list-level-style-bullet text:level="2" text:style-name="Bullet_20_Symbols" style:num-suffix="." text:bullet-char="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">
        <style:list-level-properties text:space-before="0.748cm" text:min-label-width="0.499cm"/>
      </text:list-level-style-bullet>
      <text:list-level-style-bullet text:level="2" text:style-name="Bullet_20_Symbols" style:num-suffix="." text:bullet-char="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">
        <style:list-level-properties text:space-before="0.748cm" text:min-label-width="0.499cm"/>
      </text:list-level-style-bullet>
      <text:list-level-style-bullet text:level="2" text:style-name="Bullet_20_Symbols" style:num-suffix="." text:bullet-char="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">
        <style:list-level-properties text:space-before="0.748cm" text:min-label-width="0.499cm"/>
      </text:list-level-style-bullet>
      <text:list-level-style-bullet text:level="2" text:style-name="Bullet_20_Symbols" style:num-suffix="." text:bullet-char="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">
        <style:list-level-properties text:space-before="0.748cm" text:min-label-width="0.499cm"/>
      </text:list-level-style-bullet>
      <text:list-level-style-bullet text:level="2" text:style-name="Bullet_20_Symbols" style:num-suffix="." text:bullet-char="">
        <style:list-level-properties text:space-before="1.995cm" text:min-label-width="0.499cm"/>
      </text:list-level-style-bullet>
      <text:list-level-style-bullet text:level="3" text:style-name="Bullet_20_Symbols" style:num-suffix="." text:bullet-char="">
        <style:list-level-properties text:space-before="3.242cm" text:min-label-width="0.499cm"/>
      </text:list-level-style-bullet>
      <text:list-level-style-bullet text:level="4" text:style-name="Bullet_20_Symbols" style:num-suffix="." text:bullet-char="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line-break/>СТРУКТУРА САЙТА</text:p>
      <text:p text:style-name="P1"><text:span text:style-name="T1">o    </text:span><text:span text:style-name="T2">Об организации</text:span></text:p>
      <text:list xml:id="list38302771" text:style-name="L1">
        <text:list-item>
          <text:list>
            <text:list-item>
              <text:p text:style-name="P4">Общая информация (ссылка на раздел из раскрытия информации)</text:p>
            </text:list-item>
            <text:list-item>
              <text:p text:style-name="P4">Лицензии (фото большое – ограничение 1мб, фото маленькое – ограничение 400 кб, описание)</text:p>
            </text:list-item>
            <text:list-item>
              <text:p text:style-name="P7"><text:span text:style-name="T2">Руководство (фото большое – ограничение 1мб, фото маленькое – ограничение 400 кб, должность, отдел, </text:span><text:span text:style-name="T3">e</text:span><text:span text:style-name="T2">-</text:span><text:span text:style-name="T3">mail</text:span><text:span text:style-name="T2">, свободная информация)</text:span></text:p>
            </text:list-item>
            <text:list-item>
              <text:p text:style-name="P7"><text:span text:style-name="T2">Персонал (фото большое – ограничение 1мб, фото маленькое – ограничение 400 кб, должность, отдел, </text:span><text:span text:style-name="T3">e</text:span><text:span text:style-name="T2">-</text:span><text:span text:style-name="T3">mail</text:span><text:span text:style-name="T2">, свободная информация)</text:span></text:p>
            </text:list-item>
            <text:list-item>
              <text:p text:style-name="P4">Вакансии – (должность, требования, з.п., свободное поле, контактная информация, куда присылать резюме, к кому обращаться)</text:p>
            </text:list-item>
            <text:list-item>
              <text:p text:style-name="P14">Контакты – (контентное поле – редактор)</text:p>
            </text:list-item>
          </text:list>
        </text:list-item>
      </text:list>
      <text:p text:style-name="P1"><text:span text:style-name="T1">o    </text:span><text:span text:style-name="T2">Услуги</text:span></text:p>
      <text:list xml:id="list38294642" text:style-name="L2">
        <text:list-item>
          <text:list>
            <text:list-item>
              <text:p text:style-name="P10"><text:a xlink:type="simple" xlink:href="http://gzu-nakhodka.ru/services/paid_services/elektrotehnikka.php" office:target-frame-name="_blank" xlink:show="new"><text:span text:style-name="T7">Электротехнические работы</text:span></text:a><text:span text:style-name="T8"> - (контентное поле – редактор, прикрепить файлы)</text:span></text:p>
            </text:list-item>
            <text:list-item>
              <text:p text:style-name="P18"><text:a xlink:type="simple" xlink:href="http://gzu-nakhodka.ru/services/paid_services/sanitary_engineering.php" office:target-frame-name="_blank" xlink:show="new"><text:span text:style-name="T7">Сантехнические работы</text:span></text:a><text:span text:style-name="T8"> - (контентное поле – редактор,  прикрепить файлы)</text:span></text:p>
            </text:list-item>
          </text:list>
        </text:list-item>
      </text:list>
      <text:p text:style-name="P1"><text:span text:style-name="T1">o    </text:span><text:span text:style-name="T2">Тарифы</text:span></text:p>
      <text:p text:style-name="P3"><text:span text:style-name="T1">o </text:span><text:span text:style-name="T2">Жилищно-коммунальные услуги (ссылка на раздел из раскрытия информации)</text:span></text:p>
      <text:p text:style-name="P3"><text:span text:style-name="T1">o </text:span><text:span text:style-name="T2">Коммунальные ресурсы (ссылка на раздел из раскрытия информации)</text:span></text:p>
      <text:p text:style-name="P1"><text:span text:style-name="T1">o    </text:span><text:span text:style-name="T2">Новости</text:span></text:p>
      <text:list xml:id="list38277128" text:style-name="L3">
        <text:list-item>
          <text:list>
            <text:list-item>
              <text:p text:style-name="P11"><text:a xlink:type="simple" xlink:href="http://xn--80aalaedd6c8aj.xn--p1ai/новости/объявления/" office:target-frame-name="_blank" xlink:show="new"><text:span text:style-name="T7">Объявления</text:span></text:a><text:span text:style-name="T8"> – (дата, текст краткий, текст подробный, прикрепить файлы)</text:span></text:p>
            </text:list-item>
            <text:list-item>
              <text:p text:style-name="P11"><text:a xlink:type="simple" xlink:href="http://xn--80aalaedd6c8aj.xn--p1ai/новости/отключения/" office:target-frame-name="_blank" xlink:show="new"><text:span text:style-name="T7">Отключения</text:span></text:a><text:span text:style-name="T8"> – (дата, текст краткий, текст подробный, прикрепить файлы)</text:span></text:p>
            </text:list-item>
            <text:list-item>
              <text:p text:style-name="P11"><text:a xlink:type="simple" xlink:href="http://xn--80aalaedd6c8aj.xn--p1ai/новости/подключения/" office:target-frame-name="_blank" xlink:show="new"><text:span text:style-name="T7">Подключения</text:span></text:a><text:span text:style-name="T8"> – (дата, текст краткий, текст подробный, прикрепить файлы)</text:span></text:p>
            </text:list-item>
            <text:list-item>
              <text:p text:style-name="P11"><text:a xlink:type="simple" xlink:href="http://xn--80aalaedd6c8aj.xn--p1ai/новости/согласования/" office:target-frame-name="_blank" xlink:show="new"><text:span text:style-name="T7">Согласования</text:span></text:a><text:span text:style-name="T8"> – (дата, текст краткий, текст подробный, прикрепить файлы)</text:span></text:p>
            </text:list-item>
            <text:list-item>
              <text:p text:style-name="P11"><text:a xlink:type="simple" xlink:href="http://xn--80aalaedd6c8aj.xn--p1ai/новости/согласования/" office:target-frame-name="_blank" xlink:show="new"><text:span text:style-name="T7">Законодательства</text:span></text:a><text:span text:style-name="T8"> – (дата, текст краткий, текст подробный, прикрепить файлы)</text:span></text:p>
            </text:list-item>
            <text:list-item>
              <text:p text:style-name="P16"><text:span text:style-name="T5">Подписка на обновление – (</text:span><text:span text:style-name="T6">e</text:span><text:span text:style-name="T5">-</text:span><text:span text:style-name="T6">mail</text:span><text:span text:style-name="T5">, новости, обновление других разделов)<text:line-break/></text:span><text:span text:style-name="T4">Жилец в курсе (услуга, новости на мобильник)</text:span><text:span text:style-name="T5"><text:line-break/>(</text:span><text:span text:style-name="T4">можно подписать мобильник, с кого брать деньги? Сколько это стоит?)</text:span></text:p>
            </text:list-item>
          </text:list>
        </text:list-item>
      </text:list>
      <text:p text:style-name="P1"><text:span text:style-name="T1">o    </text:span><text:span text:style-name="T2">Финансы</text:span></text:p>
      <text:list xml:id="list38300556" text:style-name="L4">
        <text:list-item>
          <text:list>
            <text:list-item>
              <text:p text:style-name="P12"><text:a xlink:type="simple" xlink:href="http://www.uk6-omsk.ru/public/financial_hos_activity/finance.php" office:target-frame-name="_blank" xlink:show="new"><text:span text:style-name="T7">Бухгалтерская отчетность</text:span></text:a><text:span text:style-name="T8"> (ссылка на раздел из раскрытия информации)</text:span></text:p>
            </text:list-item>
            <text:list-item>
              <text:p text:style-name="P19"><text:a xlink:type="simple" xlink:href="http://www.uk6-omsk.ru/public/financial_hos_activity/income.php" office:target-frame-name="_blank" xlink:show="new"><text:span text:style-name="T7">Доходы от услуг по управлению МКД</text:span></text:a><text:span text:style-name="T8"> (ссылка на раздел из раскрытия информации)<text:line-break/></text:span><text:a xlink:type="simple" xlink:href="http://www.uk6-omsk.ru/public/financial_hos_activity/expense.php" office:target-frame-name="_blank" xlink:show="new"><text:span text:style-name="T7">Расходы в связи с оказанием услуг по управлению МКД</text:span></text:a></text:p>
            </text:list-item>
          </text:list>
        </text:list-item>
      </text:list>
      <text:p text:style-name="P1"><text:span text:style-name="T1">o    </text:span><text:span text:style-name="T2">Ваш дом</text:span></text:p>
      <text:list xml:id="list38274221" text:style-name="L5">
        <text:list-item>
          <text:list>
            <text:list-item>
              <text:p text:style-name="P5">Обслуживаемые дома (Улица, № дома, буква, номер сортировки, общая площадь, прикрепить файл плана работ по содержанию и ремонту, прикрепить файл доходов и расходов, прикрепить файл выполненных работ)</text:p>
            </text:list-item>
            <text:list-item>
              <text:p text:style-name="P15">План проводимых работ</text:p>
            </text:list-item>
          </text:list>
        </text:list-item>
      </text:list>
      <text:p text:style-name="P1"><text:span text:style-name="T1">o    </text:span><text:span text:style-name="T2">Вопрос-ответ (любая вложенность разделов, вопрос, ответ, комментарии, премодерирование) </text:span><text:span text:style-name="T12">(</text:span><text:span text:style-name="T13">on</text:span><text:span text:style-name="T12">-</text:span><text:span text:style-name="T13">line</text:span><text:span text:style-name="T11"> </text:span><text:span text:style-name="T12">консультация – готов ли, а это РЭУ, есть ли у них на это штат?)</text:span></text:p>
      <text:p text:style-name="P3"><text:span text:style-name="T1">o    </text:span><text:span text:style-name="T2">Что входит в жилищно коммунальные услуги?</text:span></text:p>
      <text:p text:style-name="P3"><text:span text:style-name="T1">o    </text:span><text:span text:style-name="T2">Как и где можно оплатить услуги жкх?</text:span></text:p>
      <text:p text:style-name="P3"><text:span text:style-name="T1">o    </text:span>…</text:p>
      <text:p text:style-name="P1"><text:span text:style-name="T1">o    </text:span><text:span text:style-name="T2">Документы (любая вложенность разделов – причем в одном разделы могут быть, как и разделы, так и файлы, название, краткое описание, прикрепить файлы)</text:span></text:p>
      <text:list xml:id="list38302467" text:style-name="L6">
        <text:list-item>
          <text:list>
            <text:list-item>
              <text:p text:style-name="P20"><text:a xlink:type="simple" xlink:href="http://gzu-nakhodka.ru/services/utilities/draft_treaty.php" office:target-frame-name="_blank" xlink:show="new"><text:span text:style-name="T7">Проект договора</text:span></text:a><text:span text:style-name="T9"> </text:span><text:span text:style-name="T8">управления</text:span></text:p>
            </text:list-item>
          </text:list>
        </text:list-item>
      </text:list>
      <text:p text:style-name="P3"><text:span text:style-name="T1">o    </text:span><text:span text:style-name="T2">Законодательство</text:span></text:p>
      <text:list xml:id="list38274244" text:style-name="L7">
        <text:list-item>
          <text:p text:style-name="P6"><text:soft-page-break/>Личный кабинет жильца</text:p>
          <text:list>
            <text:list-item>
              <text:p text:style-name="P8"><text:span text:style-name="T2">Электронная квитанция на оплату коммунальных услуг </text:span><text:span text:style-name="T12">(описать перечень необходимой информации, достать форму)</text:span></text:p>
            </text:list-item>
            <text:list-item>
              <text:p text:style-name="P9"><text:span text:style-name="T5">Баланс платежей и задолженность </text:span><text:span text:style-name="T4">(описать перечень информации, за текущий год)</text:span></text:p>
            </text:list-item>
            <text:list-item>
              <text:p text:style-name="P9"><text:span text:style-name="T5">Ввод показания счетчиков учета воды, газа, электроэнергии и др. </text:span><text:span text:style-name="T4">(перечень информации которую необходимо вводить)</text:span></text:p>
            </text:list-item>
            <text:list-item>
              <text:p text:style-name="P8"><text:span text:style-name="T2">Заявка на вызов мастера и проследить за ее состоянием </text:span><text:span text:style-name="T12">(доделать, встроить техническую поддержку на жкхинформ.рф, описать состояния)</text:span></text:p>
            </text:list-item>
            <text:list-item>
              <text:p text:style-name="P8"><text:span text:style-name="T2">Задать вопрос или направить обращение Управлению </text:span><text:span text:style-name="T12">(доделать, встроить техническую поддержку на жкхинформ.рф, описать состояния)</text:span></text:p>
            </text:list-item>
            <text:list-item>
              <text:p text:style-name="P8"><text:span text:style-name="T2">Записаться на прием к руководителю </text:span><text:span text:style-name="T12">(график, информация о записи, периодичность ее заполнения, актуальность, какая система применяется в жеке?)</text:span></text:p>
            </text:list-item>
            <text:list-item>
              <text:p text:style-name="P8"><text:span text:style-name="T2">Оплатить услуги ЖКХ на сайте </text:span><text:span text:style-name="T12">(в разработке).</text:span></text:p>
            </text:list-item>
          </text:list>
        </text:list-item>
        <text:list-item>
          <text:p text:style-name="P6">Раскрытие информации</text:p>
          <text:list>
            <text:list-item>
              <text:p text:style-name="P6">Общая информация (фирменное наименование юридического лица; фамилия, имя и отчество руководителя; реквизиты свидетельства о государственной регистрации; почтовый адрес; адрес фактического местонахождения; контактные телефоны; официальный сайт в сети Интернет; адрес электронной почты; режим работы; в том числе часы личного приема граждан сотрудниками управляющей организации; работы диспетчерских служб; перечень многоквартирных домов – ссылка на другой раздел; членство управляющей организации в саморегулируемой организации с указанием их наименований и адресов, включая официальный сайт в сети Интернет, контентное поле - редактор)</text:p>
            </text:list-item>
            <text:list-item>
              <text:p text:style-name="P13"><text:a xlink:type="simple" xlink:href="http://www.uk6-omsk.ru/public/financial_hos_activity/" office:target-frame-name="_blank" xlink:show="new"><text:span text:style-name="T7">Финансово-хозяйственная деятельность</text:span></text:a></text:p>
              <text:list>
                <text:list-item>
                  <text:p text:style-name="P13"><text:a xlink:type="simple" xlink:href="http://www.uk6-omsk.ru/public/financial_hos_activity/finance.php" office:target-frame-name="_blank" xlink:show="new"><text:span text:style-name="T7">бухгалтерская отчетность</text:span></text:a><text:span text:style-name="T8"> (контентное поле – редактор, прикрепить файлы)</text:span></text:p>
                </text:list-item>
                <text:list-item>
                  <text:p text:style-name="P13"><text:a xlink:type="simple" xlink:href="http://www.uk6-omsk.ru/public/financial_hos_activity/income.php" office:target-frame-name="_blank" xlink:show="new"><text:span text:style-name="T7">доходы от услуг по управлению МКД</text:span></text:a><text:span text:style-name="T8"> (контентное поле – редактор, прикрепить файлы)          </text:span></text:p>
                </text:list-item>
                <text:list-item>
                  <text:p text:style-name="P13"><text:a xlink:type="simple" xlink:href="http://www.uk6-omsk.ru/public/financial_hos_activity/expense.php" office:target-frame-name="_blank" xlink:show="new"><text:span text:style-name="T7">расходы в связи с оказанием услуг по управлению МКД</text:span></text:a><text:span text:style-name="T8"> (контентное поле – редактор, прикрепить файлы)</text:span></text:p>
                </text:list-item>
              </text:list>
            </text:list-item>
            <text:list-item>
              <text:p text:style-name="P13"><text:span text:style-name="T8">Информация об услугах, работах по </text:span><text:a xlink:type="simple" xlink:href="http://www.uk6-omsk.ru/public/common_privacy.php" office:target-frame-name="_blank" xlink:show="new"><text:span text:style-name="T7">содержанию</text:span></text:a><text:span text:style-name="T8"> и ремонту</text:span></text:p>
              <text:list>
                <text:list-item>
                  <text:p text:style-name="P8"><text:span text:style-name="T2">Базовые, указанные в Постановлении N 491 от 13 августа 2006 г.</text:span> <text:span text:style-name="T12">(подумать о форме)</text:span></text:p>
                </text:list-item>
                <text:list-item>
                  <text:p text:style-name="P8"><text:span text:style-name="T2">Связанные с деятельностью </text:span><text:span text:style-name="T12">(подумать о форме)</text:span></text:p>
                </text:list-item>
              </text:list>
            </text:list-item>
            <text:list-item>
              <text:p text:style-name="P13"><text:a xlink:type="simple" xlink:href="http://www.uk6-omsk.ru/public/order_services/" office:target-frame-name="_blank" xlink:show="new"><text:span text:style-name="T7">Порядок и условия оказания услуг</text:span></text:a><text:span text:style-name="T8"> по </text:span><text:a xlink:type="simple" xlink:href="http://www.uk6-omsk.ru/public/common_privacy.php" office:target-frame-name="_blank" xlink:show="new"><text:span text:style-name="T7">содержание и ремонт</text:span></text:a></text:p>
              <text:list>
                <text:list-item>
                  <text:p text:style-name="P6">Договор</text:p>
                </text:list-item>
                <text:list-item>
                  <text:p text:style-name="P6">Выполнение обязательств по договору</text:p>
                  <text:list>
                    <text:list-item>
                      <text:p text:style-name="P6">План работ по содержанию и ремонту</text:p>
                    </text:list-item>
                    <text:list-item>
                      <text:p text:style-name="P6">Меры по снижению расходов на работу</text:p>
                    </text:list-item>
                  </text:list>
                </text:list-item>
                <text:list-item>
                  <text:p text:style-name="P6">Нарушения</text:p>
                </text:list-item>
                <text:list-item>
                  <text:p text:style-name="P6">Соответствие качеству</text:p>
                </text:list-item>
              </text:list>
            </text:list-item>
            <text:list-item>
              <text:p text:style-name="P13"><text:span text:style-name="T8">Содержание, периодичность, результат, </text:span><text:a xlink:type="simple" xlink:href="http://www.uk6-omsk.ru/public/tarifs_ourworks.php" office:target-frame-name="_blank" xlink:show="new"><text:span text:style-name="T7">стоимость</text:span></text:a><text:span text:style-name="T8"> работ по содержанию и ремонту </text:span><text:span text:style-name="T10">(подумать о форме)</text:span></text:p>
            </text:list-item>
            <text:list-item>
              <text:p text:style-name="P13"><text:a xlink:type="simple" xlink:href="http://www.uk6-omsk.ru/public/tarifs_communal.php" office:target-frame-name="_blank" xlink:show="new"><text:span text:style-name="T7">Тарифы на коммунальные ресурсы</text:span></text:a><text:span text:style-name="T8"> </text:span><text:span text:style-name="T10">(подумать по форме)</text:span></text:p>
            </text:list-item>
            <text:list-item>
              <text:p text:style-name="P21"><text:a xlink:type="simple" xlink:href="http://www.uk6-omsk.ru/" office:target-frame-name="_blank" xlink:show="new"><text:span text:style-name="T7">Случаи привлечения к ответственности</text:span></text:a><text:span text:style-name="T8"> (контентная страница)</text:span></text:p>
            </text:list-item>
          </text:list>
        </text:list-item>
      </text:list>
      <text:p text:style-name="P17"><text:span text:style-name="T8"/></text:p>
      <text:p text:style-name="P17"><text:span text:style-name="T8">Сибдневник </text:span></text:p>
      <text:p text:style-name="P22"><text:span text:style-name="T8">Домашние задания добавление не к тому классу</text:span></text:p>
      <text:p text:style-name="P17"><text:span text:style-name="T8">Тех. Поддержка добавление заявки на подключение (</text:span><text:span text:style-name="T9">- Название ОУ:<text:line-break/>- ФИО руководителя:<text:line-break/>- Почтовый адрес:<text:line-break/>- ФИО модератора (отв. лицо, которое будет администрировать<text:line-break/></text:span><text:soft-page-break/><text:span text:style-name="T9">"Сиб-Дневник" от лица Вашего ОУ):<text:line-break/>- Контактный телефон модератора (мобильный)<text:line-break/>- E-mail:</text:span><text:span text:style-name="T8"> )</text:span></text:p>
      <text:p text:style-name="P17"><text:span text:style-name="T8">Новости — Блок с комментарием (Заголовок, описание (кратко и подробно) + комментарий с модерацией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/>
    <style:font-face style:name="Mangal1" svg:font-family="Mangal"/>
    <style:font-face style:name="OpenSymbol" svg:font-family="OpenSymbol"/>
    <style:font-face style:name="Times New Roman1" svg:font-family="'Times New Roman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Иван Харлампенков</meta:initial-creator>
    <meta:creation-date>2011-05-03T19:55:47.97</meta:creation-date>
    <dc:date>2011-05-08T21:44:56.44</dc:date>
    <dc:creator>Иван Харлампенков</dc:creator>
    <meta:editing-duration>PT4H9M38S</meta:editing-duration>
    <meta:editing-cycles>6</meta:editing-cycles>
    <meta:generator>OpenOffice.org/3.3$Win32 OpenOffice.org_project/330m20$Build-9567</meta:generator>
    <meta:document-statistic meta:table-count="0" meta:image-count="0" meta:object-count="0" meta:page-count="3" meta:paragraph-count="65" meta:word-count="723" meta:character-count="5086"/>
  </office:meta>
</office:document-meta>
</file>